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53f498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4156af" officeooo:paragraph-rsid="006e3e25"/>
    </style:style>
    <style:style style:name="P5" style:family="paragraph" style:parent-style-name="Standard">
      <style:paragraph-properties fo:text-align="justify" style:justify-single-word="false"/>
      <style:text-properties style:font-name="Linux Libertine O" officeooo:rsid="00167c96" officeooo:paragraph-rsid="0041665f"/>
    </style:style>
    <style:style style:name="P6" style:family="paragraph" style:parent-style-name="Standard">
      <style:paragraph-properties fo:text-align="justify" style:justify-single-word="false"/>
      <style:text-properties style:font-name="Linux Libertine O" officeooo:rsid="004156af" officeooo:paragraph-rsid="004156af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567932" officeooo:paragraph-rsid="00567932"/>
    </style:style>
    <style:style style:name="P8" style:family="paragraph" style:parent-style-name="Standard">
      <style:paragraph-properties fo:text-align="justify" style:justify-single-word="false"/>
      <style:text-properties officeooo:paragraph-rsid="0059c0e9"/>
    </style:style>
    <style:style style:name="P9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632b93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 Mono" fo:font-size="10pt" fo:font-weight="bold" officeooo:rsid="0053f498" officeooo:paragraph-rsid="006e3e2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67932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9c0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bb5c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fa34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e8ef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9c0e9" officeooo:paragraph-rsid="0059c0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9c0e9" officeooo:paragraph-rsid="0063c0f5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d32f3" officeooo:paragraph-rsid="005d32f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d5b18" officeooo:paragraph-rsid="005d5b18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DejaVu Sans Mono" fo:font-size="10pt" fo:font-weight="bold" officeooo:rsid="006e3e25" officeooo:paragraph-rsid="006e3e25" style:font-size-asian="10pt" style:font-weight-asian="bold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2.037cm"/>
        </style:tab-stops>
      </style:paragraph-properties>
      <style:text-properties style:font-name="DejaVu Sans Mono" fo:font-size="10pt" fo:font-weight="bold" officeooo:rsid="006e3e25" officeooo:paragraph-rsid="006ea4d0" style:font-size-asian="10pt" style:font-weight-asian="bold" style:font-size-complex="10pt" style:font-weight-complex="bold"/>
    </style:style>
    <style:style style:name="P22" style:family="paragraph" style:parent-style-name="Standard">
      <style:paragraph-properties>
        <style:tab-stops>
          <style:tab-stop style:position="2.037cm"/>
        </style:tab-stops>
      </style:paragraph-properties>
      <style:text-properties style:font-name="DejaVu Sans Mono" fo:font-size="10pt" fo:font-weight="bold" officeooo:rsid="006ea4d0" officeooo:paragraph-rsid="006ea4d0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rsid="0054af10" officeooo:paragraph-rsid="0054af10"/>
    </style:style>
    <style:style style:name="P24" style:family="paragraph" style:parent-style-name="Standard">
      <style:text-properties officeooo:rsid="0054af10" officeooo:paragraph-rsid="005bb5c9"/>
    </style:style>
    <style:style style:name="P25" style:family="paragraph" style:parent-style-name="Standard">
      <style:text-properties officeooo:rsid="00567932" officeooo:paragraph-rsid="00567932"/>
    </style:style>
    <style:style style:name="P26" style:family="paragraph" style:parent-style-name="Standard">
      <style:text-properties officeooo:rsid="0058c53a" officeooo:paragraph-rsid="0058c53a"/>
    </style:style>
    <style:style style:name="P27" style:family="paragraph" style:parent-style-name="Standard">
      <style:text-properties officeooo:rsid="0058c53a" officeooo:paragraph-rsid="00616a74"/>
    </style:style>
    <style:style style:name="P28" style:family="paragraph" style:parent-style-name="Standard">
      <style:text-properties officeooo:rsid="0058c53a" officeooo:paragraph-rsid="00632b93"/>
    </style:style>
    <style:style style:name="P29" style:family="paragraph" style:parent-style-name="Standard">
      <style:text-properties officeooo:rsid="0059c0e9" officeooo:paragraph-rsid="0059c0e9"/>
    </style:style>
    <style:style style:name="P30" style:family="paragraph" style:parent-style-name="Standard">
      <style:text-properties officeooo:rsid="0059c0e9" officeooo:paragraph-rsid="005bb5c9"/>
    </style:style>
    <style:style style:name="P31" style:family="paragraph" style:parent-style-name="Standard">
      <style:text-properties officeooo:rsid="005bb5c9" officeooo:paragraph-rsid="005bb5c9"/>
    </style:style>
    <style:style style:name="P32" style:family="paragraph" style:parent-style-name="Standard">
      <style:text-properties officeooo:rsid="005d16c3" officeooo:paragraph-rsid="005d16c3"/>
    </style:style>
    <style:style style:name="P33" style:family="paragraph" style:parent-style-name="Standard">
      <style:text-properties officeooo:paragraph-rsid="00685712"/>
    </style:style>
    <style:style style:name="P34" style:family="paragraph" style:parent-style-name="Standard">
      <style:text-properties officeooo:rsid="006ab61c" officeooo:paragraph-rsid="006ab61c"/>
    </style:style>
    <style:style style:name="P35" style:family="paragraph" style:parent-style-name="Standard">
      <style:text-properties officeooo:rsid="006ab61c" officeooo:paragraph-rsid="006d2e9d"/>
    </style:style>
    <style:style style:name="P36" style:family="paragraph" style:parent-style-name="Standard">
      <style:text-properties officeooo:rsid="006e3e25" officeooo:paragraph-rsid="006e3e25"/>
    </style:style>
    <style:style style:name="P37" style:family="paragraph" style:parent-style-name="Standard">
      <style:paragraph-properties>
        <style:tab-stops>
          <style:tab-stop style:position="2.037cm"/>
        </style:tab-stops>
      </style:paragraph-properties>
      <style:text-properties officeooo:rsid="006e3e25" officeooo:paragraph-rsid="006ea4d0"/>
    </style:style>
    <style:style style:name="P38" style:family="paragraph" style:parent-style-name="Standard">
      <style:paragraph-properties>
        <style:tab-stops>
          <style:tab-stop style:position="2.037cm"/>
        </style:tab-stops>
      </style:paragraph-properties>
      <style:text-properties officeooo:rsid="006ea4d0" officeooo:paragraph-rsid="006ea4d0"/>
    </style:style>
    <style:style style:name="P39" style:family="paragraph" style:parent-style-name="Standard">
      <style:paragraph-properties>
        <style:tab-stops>
          <style:tab-stop style:position="2.037cm"/>
        </style:tab-stops>
      </style:paragraph-properties>
      <style:text-properties officeooo:rsid="006f8678" officeooo:paragraph-rsid="006f8678"/>
    </style:style>
    <style:style style:name="P40" style:family="paragraph" style:parent-style-name="Text_20_body">
      <style:text-properties officeooo:rsid="006e3e25" officeooo:paragraph-rsid="006e3e25"/>
    </style:style>
    <style:style style:name="P41" style:family="paragraph" style:parent-style-name="Heading_20_3">
      <style:text-properties officeooo:rsid="0059c0e9" officeooo:paragraph-rsid="0059c0e9"/>
    </style:style>
    <style:style style:name="P42" style:family="paragraph" style:parent-style-name="Heading_20_3">
      <style:text-properties style:text-underline-style="solid" style:text-underline-width="auto" style:text-underline-color="font-color" officeooo:paragraph-rsid="0058c53a"/>
    </style:style>
    <style:style style:name="P43" style:family="paragraph" style:parent-style-name="Heading_20_3">
      <style:text-properties officeooo:rsid="0054af10" officeooo:paragraph-rsid="0054af10"/>
    </style:style>
    <style:style style:name="P44" style:family="paragraph" style:parent-style-name="Heading_20_3">
      <style:paragraph-properties fo:break-before="page"/>
      <style:text-properties officeooo:paragraph-rsid="0058c53a"/>
    </style:style>
    <style:style style:name="P45" style:family="paragraph" style:parent-style-name="Heading_20_2">
      <style:text-properties officeooo:rsid="0053f498" officeooo:paragraph-rsid="0053f498"/>
    </style:style>
    <style:style style:name="P46" style:family="paragraph" style:parent-style-name="Heading_20_2">
      <style:text-properties officeooo:rsid="00685712" officeooo:paragraph-rsid="00685712"/>
    </style:style>
    <style:style style:name="P4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3f498"/>
    </style:style>
    <style:style style:name="T3" style:family="text">
      <style:text-properties officeooo:rsid="004156af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4d819e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73404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7ba8ba" style:font-size-asian="9pt" style:font-weight-asian="bold" style:font-name-complex="Arial1" style:font-size-complex="9pt" style:font-weight-complex="bold"/>
    </style:style>
    <style:style style:name="T10" style:family="text">
      <style:text-properties style:text-underline-style="none" officeooo:rsid="0054af10"/>
    </style:style>
    <style:style style:name="T11" style:family="text">
      <style:text-properties officeooo:rsid="0054af10"/>
    </style:style>
    <style:style style:name="T12" style:family="text">
      <style:text-properties officeooo:rsid="00567932"/>
    </style:style>
    <style:style style:name="T13" style:family="text">
      <style:text-properties officeooo:rsid="0057e524"/>
    </style:style>
    <style:style style:name="T14" style:family="text">
      <style:text-properties style:font-name="DejaVu Sans Mono" fo:font-size="10pt" fo:font-weight="bold" officeooo:rsid="0059c0e9" style:font-size-asian="10pt" style:font-weight-asian="bold" style:font-size-complex="10pt" style:font-weight-complex="bold"/>
    </style:style>
    <style:style style:name="T15" style:family="text">
      <style:text-properties style:font-name="DejaVu Sans Mono" fo:font-size="10pt" fo:font-weight="bold" officeooo:rsid="0063c0f5" style:font-size-asian="10pt" style:font-weight-asian="bold" style:font-size-complex="10pt" style:font-weight-complex="bold"/>
    </style:style>
    <style:style style:name="T16" style:family="text">
      <style:text-properties style:font-name="DejaVu Sans Mono" fo:font-size="10pt" fo:font-weight="bold" officeooo:rsid="0063c0f5"/>
    </style:style>
    <style:style style:name="T17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DejaVu Sans Mono" fo:font-size="9pt" fo:font-weight="bold" officeooo:rsid="00616a74" style:font-size-asian="9pt" style:font-weight-asian="bold" style:font-size-complex="9pt" style:font-weight-complex="bold"/>
    </style:style>
    <style:style style:name="T19" style:family="text">
      <style:text-properties officeooo:rsid="0059c0e9"/>
    </style:style>
    <style:style style:name="T20" style:family="text">
      <style:text-properties officeooo:rsid="005bb5c9"/>
    </style:style>
    <style:style style:name="T21" style:family="text">
      <style:text-properties officeooo:rsid="005d16c3"/>
    </style:style>
    <style:style style:name="T22" style:family="text">
      <style:text-properties officeooo:rsid="005edc11" style:font-size-asian="10pt" style:font-size-complex="10pt"/>
    </style:style>
    <style:style style:name="T23" style:family="text">
      <style:text-properties officeooo:rsid="00616a74"/>
    </style:style>
    <style:style style:name="T24" style:family="text">
      <style:text-properties officeooo:rsid="00632b93"/>
    </style:style>
    <style:style style:name="T25" style:family="text">
      <style:text-properties officeooo:rsid="0063c0f5"/>
    </style:style>
    <style:style style:name="T26" style:family="text">
      <style:text-properties officeooo:rsid="00685712"/>
    </style:style>
    <style:style style:name="T27" style:family="text">
      <style:text-properties officeooo:rsid="006cacc7"/>
    </style:style>
    <style:style style:name="T28" style:family="text">
      <style:text-properties officeooo:rsid="006e3e25"/>
    </style:style>
    <style:style style:name="T29" style:family="text">
      <style:text-properties officeooo:rsid="007ba8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span text:style-name="T2">Configuración Avanzada</text:span> <text:span text:style-name="T3">LXC </text:span></text:h>
      <text:p text:style-name="P45"><text:span text:style-name="T26">Configuración de</text:span> <text:span text:style-name="T26">límites de recursos en </text:span>containers LXC</text:p>
      <text:p text:style-name="P5"><text:span text:style-name="T2">Usando la </text:span><text:a xlink:type="simple" xlink:href="https://help.ubuntu.com/18.04/serverguide/lxc.html" text:style-name="Internet_20_link" text:visited-style-name="Visited_20_Internet_20_Link"><text:span text:style-name="T2">documentación de LXC</text:span></text:a><text:span text:style-name="T2"> y la documentación de la </text:span><text:a xlink:type="simple" xlink:href="http://manpages.ubuntu.com/manpages/bionic/man5/lxc.container.conf.5.html" text:style-name="Internet_20_link" text:visited-style-name="Visited_20_Internet_20_Link"><text:span text:style-name="T2">configuración de los containers LXC</text:span></text:a><text:span text:style-name="T2">. Revise las opciones de configuración y realice las actividades solicitadas.</text:span></text:p>
      <text:p text:style-name="P43">Ver recursos asignados al container</text:p>
      <text:p text:style-name="P29">Inicie el container del laboratorio anterior.</text:p>
      <text:p text:style-name="P23"/>
      <text:p text:style-name="P29">Ejecute los siguientes comandos para ver la asignación actual de recursos:</text:p>
      <text:p text:style-name="P12">sudo lxc-cgroup ubuntu_lxc cpuset.cpus</text:p>
      <text:p text:style-name="P16">sudo lxc-cgroup ubuntu_lxc cpu.shares</text:p>
      <text:p text:style-name="P16">sudo lxc-cgroup ubuntu_lxc memory.limit_in_bytes</text:p>
      <text:p text:style-name="P17">sudo lxc-cgroup ubuntu_lxc <text:span text:style-name="T25">blkio.weight</text:span></text:p>
      <text:p text:style-name="P29"/>
      <text:p text:style-name="P29">Cuántos cores y cuánta memoria tiene asignado el container?</text:p>
      <text:p text:style-name="P23">Ingrese al container y ejecute los siguientes comandos:</text:p>
      <text:p text:style-name="P11">cat /proc/meminfo</text:p>
      <text:p text:style-name="P9"><text:span text:style-name="T12">cat /proc/cpuinfo</text:span> <text:span text:style-name="T24">| grep processor</text:span></text:p>
      <text:p text:style-name="P23"/>
      <text:p text:style-name="P26"><text:span text:style-name="T19">Coinciden los valores</text:span>? </text:p>
      <text:p text:style-name="P41">Limitar el uso de CPU y memoria de un container</text:p>
      <text:p text:style-name="P29"/>
      <text:p text:style-name="P29">Ejecutar los siguientes comandos:</text:p>
      <text:p text:style-name="P12">sudo lxc-cgroup ubuntu_lxc cpuset.cpus 0,1</text:p>
      <text:p text:style-name="P16">sudo lxc-cgroup ubuntu_lxc cpu.shares 256</text:p>
      <text:p text:style-name="P8"><text:span text:style-name="T14">sudo lxc-cgroup ubuntu_lxc memory.limit_in_bytes </text:span><text:span text:style-name="Source_20_Text"><text:span text:style-name="T22">512M</text:span></text:span></text:p>
      <text:p text:style-name="P17"><text:span text:style-name="Source_20_Text"><text:span text:style-name="T14">sudo lxc-cgroup ubuntu_lxc </text:span></text:span><text:span text:style-name="Source_20_Text"><text:span text:style-name="T15">blkio.weight </text:span></text:span><text:span text:style-name="Source_20_Text"><text:span text:style-name="T16">500</text:span></text:span></text:p>
      <text:p text:style-name="P30"/>
      <text:p text:style-name="P31">Ingrese nuevamente al container y ejecute los comandos:</text:p>
      <text:p text:style-name="P13">cat /proc/meminfo</text:p>
      <text:p text:style-name="P9"><text:span text:style-name="T12">cat /proc/cpuinfo | grep processor</text:span> </text:p>
      <text:p text:style-name="P24"/>
      <text:p text:style-name="P27"><text:span text:style-name="T20">Cuáles son los valores ahora</text:span>? </text:p>
      <text:p text:style-name="P28"><text:span text:style-name="T23">Explique qué hace cada uno de los </text:span><text:span text:style-name="T18">lxc-cgroup</text:span><text:span text:style-name="T23"> ejecutados. Para ver información de los CGroups ver: </text:span><text:a xlink:type="simple" xlink:href="https://www.kernel.org/doc/Documentation/cgroup-v1/" text:style-name="Internet_20_link" text:visited-style-name="Visited_20_Internet_20_Link"><text:span text:style-name="T23">https://www.kernel.org/doc/Documentation/cgroup-v1/</text:span></text:a><text:span text:style-name="T23">.</text:span></text:p>
      <text:p text:style-name="P42"/>
      <text:p text:style-name="P44">Crear container <text:span text:style-name="T10">con</text:span><text:span text:style-name="T11"> cores y memoria limitada</text:span></text:p>
      <text:p text:style-name="P32">Para persistir estos cambios es necesario cambiar el archivo de configuración del container.</text:p>
      <text:p text:style-name="P25"><text:span text:style-name="T13">Detener el container y e</text:span>ditar la configuración del <text:span text:style-name="T13">mismo</text:span> mediante</text:p>
      <text:p text:style-name="P11">sudo pico /var/lib/lxc/ubuntu_lxc/config</text:p>
      <text:p text:style-name="P6"/>
      <text:p text:style-name="P7">Agregar al final la<text:span text:style-name="T21">s</text:span> siguiente<text:span text:style-name="T21">s</text:span> entrada<text:span text:style-name="T21">s</text:span>:</text:p>
      <text:p text:style-name="P19">lxc.cgroup.cpuset.cpus = 0,1</text:p>
      <text:p text:style-name="P18">lxc.cgroup.cpu.shares = 256</text:p>
      <text:p text:style-name="P14">lxc.cgroup.memory.limit_in_bytes = 512M</text:p>
      <text:p text:style-name="P7"/>
      <text:p text:style-name="P7">Guardar el archivo, salir, volver a iniciar el container, ingresar al mismo y ejecutar nuevamente:</text:p>
      <text:p text:style-name="P11">cat /proc/meminfo</text:p>
      <text:p text:style-name="P15">cat /proc/cpuinfo</text:p>
      <text:p text:style-name="P46">Redes en Containers LXC</text:p>
      <text:p text:style-name="P33"/>
      <text:p text:style-name="P34">Investigar las diferentes opciones de networking en LXC.</text:p>
      <text:p text:style-name="P34"/>
      <text:p text:style-name="P34">Crear un container LXC y configurar la red en modo <text:span text:style-name="T17">none</text:span>. Verificar las interfaces de red disponibles en el container usando el comando <text:span text:style-name="T17">ifconfig</text:span>.</text:p>
      <text:p text:style-name="P34"/>
      <text:p text:style-name="P35">Crear dos containers que utilicen una red compartida <text:span text:style-name="T27">y verificar la conectividad entre los mismos.</text:span></text:p>
      <text:p text:style-name="P35"/>
      <text:p text:style-name="Heading_20_2"><text:span text:style-name="T29">(Opcional) </text:span>Vagrant y Containers LXC</text:p>
      <text:p text:style-name="P4"><text:span text:style-name="T28">I</text:span>n<text:span text:style-name="T2">s</text:span>talar <text:span text:style-name="T2">o asegurarse que están instalados los paquetes necesarios:</text:span></text:p>
      <text:p text:style-name="P10">sudo apt-get install <text:span text:style-name="T28">vagrant-lxc</text:span></text:p>
      <text:p text:style-name="P35"/>
      <text:p text:style-name="P36">Instalar el plugin para el usuario actual</text:p>
      <text:p text:style-name="P20">vagrant plugin install vagrant-lxc</text:p>
      <text:p text:style-name="Text_20_body"/>
      <text:p text:style-name="P38">Realizar las actividades del Práctico 5 pero empleando como base box <text:span text:style-name="T17">mayflower/trusty64-puppet3</text:span> </text:p>
      <text:p text:style-name="P38"/>
      <text:p text:style-name="P39">Ejecutar los comandos:</text:p>
      <text:p text:style-name="P22">vagrant init mayflower/trusty64-puppet3</text:p>
      <text:p text:style-name="P21"><text:span text:style-name="Source_20_Text">vagrant up --provider lxc</text:span></text:p>
      <text:p text:style-name="P37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53f498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3f498"/>
    </style:style>
    <style:style style:name="MT3" style:family="text">
      <style:text-properties officeooo:rsid="004156af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4d819e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ba8ba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7</text:span> - <text:span text:style-name="MT2">Configuración Avanzada</text:span> <text:span text:style-name="MT3">LXC <text:s/>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</text:span><text:span text:style-name="MT8">20</text:span><text:span text:style-name="MT6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7 - Configuración Avanzada LXC </dc:title>
    <dc:subject>Configuración Avanzada LXC</dc:subject>
    <meta:initial-creator>Gabriel </meta:initial-creator>
    <meta:creation-date>2015-03-25T17:24:42.108309479</meta:creation-date>
    <dc:language>en-US</dc:language>
    <meta:editing-cycles>65</meta:editing-cycles>
    <meta:editing-duration>P1DT5H34M54S</meta:editing-duration>
    <dc:date>2020-03-25T01:03:11.187571539</dc:date>
    <meta:keyword>consolidacion tics containers lxc</meta:keyword>
    <meta:document-statistic meta:table-count="0" meta:image-count="0" meta:object-count="0" meta:page-count="2" meta:paragraph-count="53" meta:word-count="365" meta:character-count="2662" meta:non-whitespace-character-count="2344"/>
    <meta:user-defined meta:name="Info 1"/>
    <meta:user-defined meta:name="Info 2"/>
    <meta:user-defined meta:name="Info 3"/>
    <meta:user-defined meta:name="Info 4"/>
  </office:meta>
</office:document-meta>
</file>